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T5" style:parent-style-name="Standaardalinea-lettertype" style:family="text">
      <style:text-properties fo:font-size="26pt" style:font-size-asian="26pt" style:font-size-complex="26pt" style:text-underline-type="single" style:text-underline-style="solid" style:text-underline-width="auto" style:text-underline-mode="continuous"/>
    </style:style>
    <style:style style:name="T6" style:parent-style-name="Standaardalinea-lettertype" style:family="text">
      <style:text-properties fo:font-size="26pt" style:font-size-asian="26pt" style:font-size-complex="26pt" style:text-underline-type="single" style:text-underline-style="solid" style:text-underline-width="auto" style:text-underline-mode="continuous"/>
    </style:style>
  </office:automatic-styles>
  <office:body>
    <office:text text:use-soft-page-breaks="true">
      <text:p text:style-name="P1">Hindernissen opdracht Making it useful</text:p>
      <text:p text:style-name="Standaard">Bart, Dieter en Simon</text:p>
      <text:p text:style-name="Standaard"/>
      <text:list text:style-name="LFO1" text:continue-numbering="true">
        <text:list-item>
          <text:p text:style-name="P2">We hebben ondervonden dat de berekeningen van de hele arm zeer complex waren, dus zijn we begonnen met de arm te ontleden: d.w.z. we hebben de berekening kleiner en minder complex gemaakt door de motoren te splitsen; wij hebben bv. motor 3 en 4 gedaan.<text:s/></text:p>
        </text:list-item>
        <text:list-item>
          <text:p text:style-name="P3">We hadden wat moeite om onze codes in GitHub te krijgen maar na de uitleg van onze docent is dat uiteindelijk wel gelukt.</text:p>
        </text:list-item>
        <text:list-item>
          <text:p text:style-name="P4">Voor de rest was het wat prutsen met de juiste posities te krijgen maar dat is gewoon de hele tijd uittesten.<text:s/></text:p>
        </text:list-item>
      </text:list>
      <text:p text:style-name="Standaard"/>
      <text:p text:style-name="Titel"><text:span text:style-name="T5">Uitleg use case<text:s/></text:span><text:span text:style-name="T6">1.1</text:span></text:p>
      <text:p text:style-name="Geenafstand">We hebben een use case ontwikkeld waarbij de robotarm (Braccio) een zakdoek in het doosje van de ene kant van zijn sokkel naar de ander kant ‘beweegt’. De functionaliteit was dat je op een drukknop drukt en dat de arm dan begint aan het voorgeprogrammeerde traject.<text:s/></text:p>
      <text:p text:style-name="Geenafstand">Dat is gelukt.</text:p>
      <text:p text:style-name="Geenafstand"/>
      <text:p text:style-name="Geenafstan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vertical-align="baselin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style:vertical-align="baseline" fo:line-height="106%" fo:margin-left="0.5in">
        <style:tab-stops/>
      </style:paragraph-properties>
      <style:text-properties style:font-name="Calibri" style:font-name-asian="Calibri" style:font-name-complex="Times New Roman" fo:hyphenate="false"/>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Swolfs</meta:initial-creator>
    <dc:creator>Simon Swolfs</dc:creator>
    <meta:creation-date>2020-09-23T13:13:00Z</meta:creation-date>
    <dc:date>2020-09-23T13:37:00Z</dc:date>
    <meta:template xlink:href="Normal.dotm" xlink:type="simple"/>
    <meta:editing-cycles>1</meta:editing-cycles>
    <meta:editing-duration>PT0S</meta:editing-duration>
    <meta:document-statistic meta:page-count="1" meta:paragraph-count="1" meta:word-count="131" meta:character-count="853" meta:row-count="6" meta:non-whitespace-character-count="723"/>
  </office:meta>
</office:document-meta>
</file>